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Settings.getProperties( String key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Settings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Settings.readProperties( String directoryName , SourceResolver resolv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pertySettings.getProperty( String key , String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Setting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ettings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ettings.PropertySettings( SourceResolver resolver , Logger logg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